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cd9" officeooo:paragraph-rsid="000fb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<text:s/>hacer el get_next_line</text:p>
      <text:p text:style-name="P1"/>
      <text:p text:style-name="P1">El get_next_line te devuelve la siguiente linea, que has leido de un fichero.</text:p>
      <text:p text:style-name="P1">Para ello vamos a abrir un fichero con el open. </text:p>
      <text:p text:style-name="P1">Haremos un while para leer todo el fichero llamando varias veces al read. </text:p>
      <text:p text:style-name="P1">El read te devuelve un numero que es el n.º de caracteres leido. Y te mete el valor leido en un buffer, al cual se has de indicar el tamaño. </text:p>
      <text:p text:style-name="P1">Puedo definir el buffer como *buff. De esta manera he de crear un malloc para cada string que saquemos del read. </text:p>
      <text:p text:style-name="P1">Pero para ellos es conveniente tener un array de arrays con la estructura t_list que ya conocemos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7:46:14.843115236</meta:creation-date>
    <dc:date>2023-06-08T18:11:05.634955056</dc:date>
    <meta:editing-duration>PT14M40S</meta:editing-duration>
    <meta:editing-cycles>1</meta:editing-cycles>
    <meta:document-statistic meta:table-count="0" meta:image-count="0" meta:object-count="0" meta:page-count="1" meta:paragraph-count="7" meta:word-count="108" meta:character-count="580" meta:non-whitespace-character-count="473"/>
    <meta:generator>LibreOffice/7.3.7.2$Linux_X86_64 LibreOffice_project/30$Build-2</meta:generator>
  </office:meta>
</office:document-meta>
</file>